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style:font-name="Bitstream Vera Sans Mono" fo:font-size="9pt" officeooo:rsid="001cf539" officeooo:paragraph-rsid="001cf539" style:font-size-asian="9pt" style:font-size-complex="9pt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font-name="Bitstream Vera Sans Mono" fo:font-size="9pt" officeooo:rsid="001ecbcc" officeooo:paragraph-rsid="001ecbcc" style:font-size-asian="9pt" style:font-size-complex="9pt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Bitstream Vera Sans Mono" fo:font-size="9pt" officeooo:rsid="0029bddf" officeooo:paragraph-rsid="0029bddf" style:font-size-asian="9pt" style:font-size-complex="9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Bitstream Vera Sans Mono" fo:font-size="9pt" officeooo:rsid="002b8b60" officeooo:paragraph-rsid="002b8b60" style:font-size-asian="9pt" style:font-size-complex="9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Bitstream Vera Sans Mono" fo:font-size="9pt" officeooo:paragraph-rsid="002b8b60" style:font-size-asian="9pt" style:font-size-complex="9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Bitstream Vera Sans Mono" fo:font-size="9pt" officeooo:rsid="002bb1fb" officeooo:paragraph-rsid="002bb1fb" style:font-size-asian="9pt" style:font-size-complex="9p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Bitstream Vera Sans Mono" fo:font-size="9pt" officeooo:rsid="002bbea9" officeooo:paragraph-rsid="002bbea9" style:font-size-asian="9pt" style:font-size-complex="9p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Bitstream Vera Sans Mono" fo:font-size="9pt" officeooo:rsid="0030dc94" officeooo:paragraph-rsid="0030dc94" style:font-size-asian="9pt" style:font-size-complex="9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Bitstream Vera Sans Mono" fo:font-size="9pt" officeooo:rsid="0033c878" officeooo:paragraph-rsid="0033c878" style:font-size-asian="9pt" style:font-size-complex="9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Bitstream Vera Sans Mono" fo:font-size="9pt" officeooo:rsid="0035219c" officeooo:paragraph-rsid="0035219c" style:font-size-asian="9pt" style:font-size-complex="9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Bitstream Vera Sans Mono" fo:font-size="9pt" fo:font-weight="bold" officeooo:rsid="0035219c" officeooo:paragraph-rsid="0035219c" style:font-size-asian="9pt" style:font-weight-asian="bold" style:font-size-complex="9pt" style:font-weight-complex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Bitstream Vera Sans Mono" fo:font-size="9pt" fo:font-weight="bold" officeooo:rsid="00364831" officeooo:paragraph-rsid="00364831" style:font-size-asian="9pt" style:font-weight-asian="bold" style:font-size-complex="9pt" style:font-weight-complex="bold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Bitstream Vera Sans Mono" fo:font-size="9pt" officeooo:rsid="0035219c" officeooo:paragraph-rsid="0035219c" style:font-size-asian="9pt" style:font-size-complex="9pt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Bitstream Vera Sans Mono" fo:font-size="9pt" officeooo:rsid="0030dc94" officeooo:paragraph-rsid="0030dc94" style:font-size-asian="9pt" style:font-size-complex="9pt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Bitstream Vera Sans Mono" fo:font-size="9pt" officeooo:rsid="003a9cdf" officeooo:paragraph-rsid="003a9cdf" style:font-size-asian="9pt" style:font-size-complex="9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Bitstream Vera Sans Mono" fo:font-size="9pt" officeooo:rsid="00185730" officeooo:paragraph-rsid="003bcf6e" style:font-size-asian="9pt" style:font-size-complex="9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Bitstream Vera Sans Mono" fo:font-size="9pt" officeooo:paragraph-rsid="003bcf6e" style:font-size-asian="9pt" style:font-size-complex="9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Bitstream Vera Sans Mono" fo:font-size="9pt" officeooo:rsid="003bcf6e" officeooo:paragraph-rsid="003bcf6e" style:font-size-asian="9pt" style:font-size-complex="9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Bitstream Vera Sans Mono" fo:font-size="9pt" fo:font-weight="bold" officeooo:rsid="00393a83" officeooo:paragraph-rsid="00393a83" style:font-size-asian="9pt" style:font-weight-asian="bold" style:font-size-complex="9pt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Bitstream Vera Sans Mono" fo:font-size="9pt" fo:font-weight="normal" officeooo:rsid="00393a83" officeooo:paragraph-rsid="00393a83" style:font-size-asian="9pt" style:font-weight-asian="normal" style:font-size-complex="9pt" style:font-weight-complex="normal"/>
    </style:style>
    <style:style style:name="T1" style:family="text">
      <style:text-properties fo:color="#ff0000" loext:opacity="100%" fo:font-weight="bold"/>
    </style:style>
    <style:style style:name="T2" style:family="text">
      <style:text-properties fo:color="#ff0000" loext:opacity="100%" fo:font-weight="bold" officeooo:rsid="002b8b60" fo:background-color="transparent" loext:char-shading-value="0" style:font-weight-asian="bold" style:font-weight-complex="bold"/>
    </style:style>
    <style:style style:name="T3" style:family="text">
      <style:text-properties fo:color="#ff0000" loext:opacity="100%" fo:font-weight="bold" officeooo:rsid="0029bddf" style:font-weight-asian="bold" style:font-weight-complex="bold"/>
    </style:style>
    <style:style style:name="T4" style:family="text">
      <style:text-properties officeooo:rsid="0016acb4"/>
    </style:style>
    <style:style style:name="T5" style:family="text">
      <style:text-properties officeooo:rsid="00185730"/>
    </style:style>
    <style:style style:name="T6" style:family="text">
      <style:text-properties fo:color="#00e472" loext:opacity="100%" fo:font-weight="normal" style:font-weight-asian="normal" style:font-weight-complex="normal"/>
    </style:style>
    <style:style style:name="T7" style:family="text">
      <style:text-properties fo:color="#00e472" loext:opacity="100%" fo:font-weight="normal" officeooo:rsid="001ecbcc" style:font-weight-asian="normal" style:font-weight-complex="normal"/>
    </style:style>
    <style:style style:name="T8" style:family="text">
      <style:text-properties fo:color="#00e472" loext:opacity="100%" fo:font-weight="normal" officeooo:rsid="0029bddf" style:font-weight-asian="normal" style:font-weight-complex="normal"/>
    </style:style>
    <style:style style:name="T9" style:family="text">
      <style:text-properties fo:color="#00e472" loext:opacity="100%" fo:font-weight="normal" officeooo:rsid="002b8b60" style:font-weight-asian="normal" style:font-weight-complex="normal"/>
    </style:style>
    <style:style style:name="T10" style:family="text">
      <style:text-properties fo:color="#00e472" loext:opacity="100%" officeooo:rsid="0019e58b"/>
    </style:style>
    <style:style style:name="T11" style:family="text">
      <style:text-properties fo:color="#00e472" loext:opacity="100%" officeooo:rsid="002d1000"/>
    </style:style>
    <style:style style:name="T12" style:family="text">
      <style:text-properties fo:color="#0000ff" loext:opacity="100%"/>
    </style:style>
    <style:style style:name="T13" style:family="text">
      <style:text-properties fo:color="#0000ff" loext:opacity="100%" officeooo:rsid="001a25a1"/>
    </style:style>
    <style:style style:name="T14" style:family="text">
      <style:text-properties fo:color="#0000ff" loext:opacity="100%" officeooo:rsid="001a25a1" fo:background-color="#00ffff" loext:char-shading-value="0"/>
    </style:style>
    <style:style style:name="T15" style:family="text">
      <style:text-properties officeooo:rsid="001a25a1"/>
    </style:style>
    <style:style style:name="T16" style:family="text">
      <style:text-properties fo:color="#009c9c" loext:opacity="100%"/>
    </style:style>
    <style:style style:name="T17" style:family="text">
      <style:text-properties fo:color="#009c9c" loext:opacity="100%" officeooo:rsid="001a25a1"/>
    </style:style>
    <style:style style:name="T18" style:family="text">
      <style:text-properties fo:color="#fe7f00" loext:opacity="100%"/>
    </style:style>
    <style:style style:name="T19" style:family="text">
      <style:text-properties fo:color="#fe7f00" loext:opacity="100%" officeooo:rsid="001ba835"/>
    </style:style>
    <style:style style:name="T20" style:family="text">
      <style:text-properties fo:color="#fe7f00" loext:opacity="100%" officeooo:rsid="0029bddf"/>
    </style:style>
    <style:style style:name="T21" style:family="text">
      <style:text-properties officeooo:rsid="001ebbbe"/>
    </style:style>
    <style:style style:name="T22" style:family="text">
      <style:text-properties officeooo:rsid="001ecbcc"/>
    </style:style>
    <style:style style:name="T23" style:family="text">
      <style:text-properties fo:color="#e300e3" loext:opacity="100%" officeooo:rsid="001ecbcc"/>
    </style:style>
    <style:style style:name="T24" style:family="text">
      <style:text-properties fo:color="#e300e3" loext:opacity="100%" fo:font-weight="bold"/>
    </style:style>
    <style:style style:name="T25" style:family="text">
      <style:text-properties fo:color="#e300e3" loext:opacity="100%" fo:font-weight="bold" officeooo:rsid="001ecbcc"/>
    </style:style>
    <style:style style:name="T26" style:family="text">
      <style:text-properties fo:color="#e300e3" loext:opacity="100%" fo:font-weight="bold" officeooo:rsid="0025171d"/>
    </style:style>
    <style:style style:name="T27" style:family="text">
      <style:text-properties officeooo:rsid="001f5871"/>
    </style:style>
    <style:style style:name="T28" style:family="text">
      <style:text-properties officeooo:rsid="00222a47"/>
    </style:style>
    <style:style style:name="T29" style:family="text">
      <style:text-properties fo:color="#7200e4" loext:opacity="100%"/>
    </style:style>
    <style:style style:name="T30" style:family="text">
      <style:text-properties fo:color="#7200e4" loext:opacity="100%" officeooo:rsid="0023531c"/>
    </style:style>
    <style:style style:name="T31" style:family="text">
      <style:text-properties fo:color="#a5a5a5" loext:opacity="100%"/>
    </style:style>
    <style:style style:name="T32" style:family="text">
      <style:text-properties fo:color="#a5a5a5" loext:opacity="100%" officeooo:rsid="0025171d"/>
    </style:style>
    <style:style style:name="T33" style:family="text">
      <style:text-properties officeooo:rsid="0025171d"/>
    </style:style>
    <style:style style:name="T34" style:family="text">
      <style:text-properties officeooo:rsid="0029bddf"/>
    </style:style>
    <style:style style:name="T35" style:family="text">
      <style:text-properties style:use-window-font-color="true" loext:opacity="0%" fo:font-weight="normal" fo:background-color="#ffff00" loext:char-shading-value="0" style:font-weight-asian="normal" style:font-weight-complex="normal"/>
    </style:style>
    <style:style style:name="T36" style:family="text">
      <style:text-properties style:use-window-font-color="true" loext:opacity="0%" fo:font-weight="normal" officeooo:rsid="0029bddf" fo:background-color="#ffff00" loext:char-shading-value="0" style:font-weight-asian="normal" style:font-weight-complex="normal"/>
    </style:style>
    <style:style style:name="T37" style:family="text">
      <style:text-properties style:use-window-font-color="true" loext:opacity="0%" fo:font-weight="normal" fo:background-color="#00fe7f" loext:char-shading-value="0" style:font-weight-asian="normal" style:font-weight-complex="normal"/>
    </style:style>
    <style:style style:name="T38" style:family="text">
      <style:text-properties style:use-window-font-color="true" loext:opacity="0%" fo:font-weight="normal" officeooo:rsid="0025171d" fo:background-color="#00fe7f" loext:char-shading-value="0" style:font-weight-asian="normal" style:font-weight-complex="normal"/>
    </style:style>
    <style:style style:name="T39" style:family="text">
      <style:text-properties style:use-window-font-color="true" loext:opacity="0%" fo:font-weight="normal" officeooo:rsid="0033c878" fo:background-color="#00fe7f" loext:char-shading-value="0" style:font-weight-asian="normal" style:font-weight-complex="normal"/>
    </style:style>
    <style:style style:name="T40" style:family="text">
      <style:text-properties style:use-window-font-color="true" loext:opacity="0%" fo:font-weight="normal" fo:background-color="#00ffff" loext:char-shading-value="0" style:font-weight-asian="normal" style:font-weight-complex="normal"/>
    </style:style>
    <style:style style:name="T41" style:family="text">
      <style:text-properties style:use-window-font-color="true" loext:opacity="0%" fo:font-weight="normal" officeooo:rsid="002b8b60" fo:background-color="#00ffff" loext:char-shading-value="0" style:font-weight-asian="normal" style:font-weight-complex="normal"/>
    </style:style>
    <style:style style:name="T42" style:family="text">
      <style:text-properties style:use-window-font-color="true" loext:opacity="0%" fo:font-weight="normal" fo:background-color="#ffbf00" loext:char-shading-value="0" style:font-weight-asian="normal" style:font-weight-complex="normal"/>
    </style:style>
    <style:style style:name="T43" style:family="text">
      <style:text-properties style:use-window-font-color="true" loext:opacity="0%" fo:font-weight="normal" officeooo:rsid="002b8b60" fo:background-color="#ffbf00" loext:char-shading-value="0" style:font-weight-asian="normal" style:font-weight-complex="normal"/>
    </style:style>
    <style:style style:name="T44" style:family="text">
      <style:text-properties style:use-window-font-color="true" loext:opacity="0%" fo:font-weight="normal" fo:background-color="#ffcdd2" loext:char-shading-value="0" style:font-weight-asian="normal" style:font-weight-complex="normal"/>
    </style:style>
    <style:style style:name="T45" style:family="text">
      <style:text-properties style:use-window-font-color="true" loext:opacity="0%" fo:background-color="#00ffff" loext:char-shading-value="0"/>
    </style:style>
    <style:style style:name="T46" style:family="text">
      <style:text-properties style:use-window-font-color="true" loext:opacity="0%" officeooo:rsid="002b8b60" fo:background-color="#00ffff" loext:char-shading-value="0"/>
    </style:style>
    <style:style style:name="T47" style:family="text">
      <style:text-properties style:use-window-font-color="true" loext:opacity="0%" officeooo:rsid="002b8b60" fo:background-color="#ffbf00" loext:char-shading-value="0"/>
    </style:style>
    <style:style style:name="T48" style:family="text">
      <style:text-properties style:use-window-font-color="true" loext:opacity="0%" fo:background-color="transparent" loext:char-shading-value="0"/>
    </style:style>
    <style:style style:name="T49" style:family="text">
      <style:text-properties style:use-window-font-color="true" loext:opacity="0%" fo:background-color="transparent" loext:char-shading-value="0"/>
    </style:style>
    <style:style style:name="T50" style:family="text">
      <style:text-properties fo:background-color="#ffff00" loext:char-shading-value="0"/>
    </style:style>
    <style:style style:name="T51" style:family="text">
      <style:text-properties officeooo:rsid="0029bddf" fo:background-color="#ffff00" loext:char-shading-value="0"/>
    </style:style>
    <style:style style:name="T52" style:family="text">
      <style:text-properties officeooo:rsid="0025171d" fo:background-color="#00fe7f" loext:char-shading-value="0"/>
    </style:style>
    <style:style style:name="T53" style:family="text">
      <style:text-properties officeooo:rsid="0033c878" fo:background-color="#00fe7f" loext:char-shading-value="0"/>
    </style:style>
    <style:style style:name="T54" style:family="text">
      <style:text-properties officeooo:rsid="002b8b60"/>
    </style:style>
    <style:style style:name="T55" style:family="text">
      <style:text-properties officeooo:rsid="002bb1fb" fo:background-color="#ffcdd2" loext:char-shading-value="0"/>
    </style:style>
    <style:style style:name="T56" style:family="text">
      <style:text-properties fo:color="#00a933" loext:opacity="100%" fo:font-weight="bold"/>
    </style:style>
    <style:style style:name="T57" style:family="text">
      <style:text-properties fo:color="#00a933" loext:opacity="100%" fo:font-weight="bold" officeooo:rsid="002bbea9" style:font-weight-asian="bold" style:font-weight-complex="bold"/>
    </style:style>
    <style:style style:name="T58" style:family="text">
      <style:text-properties fo:color="#00a933" loext:opacity="100%" fo:font-weight="bold" officeooo:rsid="00185730"/>
    </style:style>
    <style:style style:name="T59" style:family="text">
      <style:text-properties fo:color="#00a933" loext:opacity="100%" fo:font-weight="bold" officeooo:rsid="0025171d"/>
    </style:style>
    <style:style style:name="T60" style:family="text">
      <style:text-properties fo:color="#00a933" loext:opacity="100%" fo:font-weight="bold" officeooo:rsid="002bbea9"/>
    </style:style>
    <style:style style:name="T61" style:family="text">
      <style:text-properties fo:color="#2cee0e" loext:opacity="100%" fo:font-weight="bold" style:font-weight-asian="bold" style:font-weight-complex="bold"/>
    </style:style>
    <style:style style:name="T62" style:family="text">
      <style:text-properties fo:color="#2cee0e" loext:opacity="100%" fo:font-weight="bold" officeooo:rsid="00185730" style:font-weight-asian="bold" style:font-weight-complex="bold"/>
    </style:style>
    <style:style style:name="T63" style:family="text">
      <style:text-properties fo:color="#2cee0e" loext:opacity="100%" fo:font-weight="bold" officeooo:rsid="0025171d" style:font-weight-asian="bold" style:font-weight-complex="bold"/>
    </style:style>
    <style:style style:name="T64" style:family="text">
      <style:text-properties fo:color="#2cee0e" loext:opacity="100%" fo:font-weight="bold" officeooo:rsid="0025171d"/>
    </style:style>
    <style:style style:name="T65" style:family="text">
      <style:text-properties fo:color="#2cee0e" loext:opacity="100%" fo:font-weight="bold" officeooo:rsid="00185730"/>
    </style:style>
    <style:style style:name="T66" style:family="text">
      <style:text-properties fo:color="#2cee0e" loext:opacity="100%" officeooo:rsid="002d1000"/>
    </style:style>
    <style:style style:name="T67" style:family="text">
      <style:text-properties fo:color="#fafafa" loext:opacity="100%"/>
    </style:style>
    <style:style style:name="T68" style:family="text">
      <style:text-properties fo:color="#fafafa" loext:opacity="100%" fo:background-color="#d500f9" loext:char-shading-value="0"/>
    </style:style>
    <style:style style:name="T69" style:family="text">
      <style:text-properties fo:color="#fafafa" loext:opacity="100%" officeooo:rsid="003a9cdf" fo:background-color="#d500f9" loext:char-shading-value="0"/>
    </style:style>
    <style:style style:name="T70" style:family="text">
      <style:text-properties fo:color="#fafafa" loext:opacity="100%" fo:background-color="#d500f9" loext:char-shading-value="0"/>
    </style:style>
    <style:style style:name="T71" style:family="text">
      <style:text-properties fo:color="#fafafa" loext:opacity="100%" officeooo:rsid="002b8b60" fo:background-color="#d500f9" loext:char-shading-value="0"/>
    </style:style>
    <style:style style:name="T72" style:family="text">
      <style:text-properties fo:color="#fafafa" loext:opacity="100%" officeooo:rsid="003bcf6e" fo:background-color="#d500f9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HDR0 <text:s text:c="8"/><text:span text:style-name="T66">CHK1</text:span> <text:s text:c="13"/><text:span text:style-name="T23">DI</text:span><text:span text:style-name="T22"> </text:span><text:s text:c="16"/><text:span text:style-name="T57">Q</text:span> <text:s text:c="11"/><text:span text:style-name="T28">HDR1</text:span> <text:s text:c="4"/><text:span text:style-name="T30">Zone</text:span><text:span text:style-name="T10">CHK</text:span><text:span text:style-name="T11">2</text:span> <text:span text:style-name="T69">P</text:span> <text:s/><text:span text:style-name="T32">SWING</text:span> <text:s/><text:span text:style-name="T52">TU</text:span><text:span text:style-name="T53">O</text:span><text:span text:style-name="T55">L</text:span> <text:s/><text:span text:style-name="T2">C</text:span> <text:span text:style-name="T51">Y</text:span><text:span text:style-name="T3">C</text:span><text:span text:style-name="T34"> <text:s/></text:span><text:span text:style-name="T19">Temp</text:span> <text:span text:style-name="T17">Fan</text:span><text:span text:style-name="T15">+</text:span><text:span text:style-name="T13">Mode <text:s/></text:span><text:span text:style-name="T47">R</text:span><text:span text:style-name="T46">B</text:span><text:span text:style-name="T49"> </text:span><text:span text:style-name="T72">pp</text:span></text:p>
      <text:p text:style-name="P17">01000000 0100<text:span text:style-name="T61">1001</text:span> 11110000 0000<text:span text:style-name="T24">00</text:span>00 00000000 00000<text:span text:style-name="T56">0</text:span>00 00001111 10000000 <text:span text:style-name="T29">0100</text:span><text:span text:style-name="T6">0111</text:span> <text:span text:style-name="T70">0</text:span>111<text:span text:style-name="T31">111</text:span>1 1<text:span text:style-name="T37">00</text:span><text:span text:style-name="T39">0</text:span><text:span text:style-name="T44">1</text:span>11<text:span text:style-name="T1">0</text:span> <text:span text:style-name="T35">0</text:span><text:span text:style-name="T1">0</text:span>00<text:span text:style-name="T18">0001</text:span> 1<text:span text:style-name="T16">000</text:span><text:span text:style-name="T12">001</text:span>0 0<text:span text:style-name="T42">0</text:span><text:span text:style-name="T40">0</text:span>0<text:span text:style-name="T70">11</text:span>11 nic<text:line-break/>01000000 0100<text:span text:style-name="T61">1001</text:span> 11110000 0000<text:span text:style-name="T24">00</text:span>00 00000000 00000<text:span text:style-name="T56">0</text:span>00 00001111 10000000 <text:span text:style-name="T29">0100</text:span><text:span text:style-name="T6">0011</text:span> <text:span text:style-name="T70">0</text:span>111<text:span text:style-name="T31">111</text:span>1 1<text:span text:style-name="T37">11</text:span><text:span text:style-name="T39">0</text:span><text:span text:style-name="T44">1</text:span>11<text:span text:style-name="T1">0</text:span> <text:span text:style-name="T35">0</text:span><text:span text:style-name="T1">0</text:span>00<text:span text:style-name="T18">0001</text:span> 1<text:span text:style-name="T16">000</text:span><text:span text:style-name="T12">001</text:span>0 0<text:span text:style-name="T42">0</text:span><text:span text:style-name="T40">0</text:span>0<text:span text:style-name="T70">11</text:span>11 turbo<text:line-break/>01000000 0100<text:span text:style-name="T61">0001</text:span> 11110000 0000<text:span text:style-name="T24">00</text:span>00 00000000 00000<text:span text:style-name="T56">1</text:span>00 00001111 10000000 <text:span text:style-name="T29">0100</text:span><text:span text:style-name="T6">0111</text:span> <text:span text:style-name="T70">0</text:span>111<text:span text:style-name="T31">111</text:span>1 1<text:span text:style-name="T37">00</text:span><text:span text:style-name="T39">0</text:span><text:span text:style-name="T44">1</text:span>11<text:span text:style-name="T1">0</text:span> <text:span text:style-name="T35">0</text:span><text:span text:style-name="T1">0</text:span>00<text:span text:style-name="T18">0001</text:span> 1<text:span text:style-name="T16">000</text:span><text:span text:style-name="T12">001</text:span>0 0<text:span text:style-name="T42">0</text:span><text:span text:style-name="T40">0</text:span>0<text:span text:style-name="T70">11</text:span>11 quiet<text:line-break/>01000000 0100<text:span text:style-name="T61">1001</text:span> 11110000 0000<text:span text:style-name="T24">00</text:span>00 00000000 00000<text:span text:style-name="T56">0</text:span>00 00001111 10000000 <text:span text:style-name="T29">0100</text:span><text:span text:style-name="T6">1011</text:span> <text:span text:style-name="T70">0</text:span>111<text:span text:style-name="T31">111</text:span>1 1<text:span text:style-name="T37">00</text:span><text:span text:style-name="T39">0</text:span><text:span text:style-name="T44">1</text:span>11<text:span text:style-name="T1">0</text:span> <text:span text:style-name="T35">1</text:span><text:span text:style-name="T1">0</text:span>00<text:span text:style-name="T18">0001</text:span> 1<text:span text:style-name="T16">000</text:span><text:span text:style-name="T12">001</text:span>0 0<text:span text:style-name="T42">0</text:span><text:span text:style-name="T40">0</text:span>0<text:span text:style-name="T70">11</text:span>11 cycle<text:line-break/>01000000 0100<text:span text:style-name="T61">1001</text:span> 11110000 0000<text:span text:style-name="T24">00</text:span>00 00000000 00000<text:span text:style-name="T56">0</text:span>00 00001111 10000000 <text:span text:style-name="T29">0100</text:span><text:span text:style-name="T6">1011</text:span> <text:span text:style-name="T70">0</text:span>111<text:span text:style-name="T31">111</text:span>1 1<text:span text:style-name="T37">00</text:span><text:span text:style-name="T39">0</text:span><text:span text:style-name="T44">1</text:span>11<text:span text:style-name="T1">0</text:span> <text:span text:style-name="T35">0</text:span><text:span text:style-name="T1">0</text:span>00<text:span text:style-name="T18">0001</text:span> 1<text:span text:style-name="T16">000</text:span><text:span text:style-name="T12">001</text:span>0 0<text:span text:style-name="T42">0</text:span><text:span text:style-name="T40">1</text:span>0<text:span text:style-name="T70">11</text:span>11 beep<text:line-break/>01000000 0100<text:span text:style-name="T61">0001</text:span> 11110000 0000<text:span text:style-name="T24">00</text:span>00 00000000 00000<text:span text:style-name="T60">0</text:span>00 00001111 10000000 <text:span text:style-name="T29">0100</text:span><text:span text:style-name="T6">1111</text:span> <text:span text:style-name="T70">0</text:span>111<text:span text:style-name="T31">111</text:span>1 1<text:span text:style-name="T37">00</text:span><text:span text:style-name="T39">0</text:span><text:span text:style-name="T44">0</text:span>11<text:span text:style-name="T1">0</text:span> <text:span text:style-name="T35">0</text:span><text:span text:style-name="T1">0</text:span>00<text:span text:style-name="T18">0001</text:span> 1<text:span text:style-name="T16">000</text:span><text:span text:style-name="T12">001</text:span>0 0<text:span text:style-name="T42">0</text:span><text:span text:style-name="T40">0</text:span>0<text:span text:style-name="T70">11</text:span>11 ligh<text:span text:style-name="T4">tn</text:span><text:line-break/>01000000 0100<text:span text:style-name="T61">1001</text:span> 11110000 0000<text:span text:style-name="T24">00</text:span>00 00000000 00000<text:span text:style-name="T56">0</text:span>00 00001111 10000000 <text:span text:style-name="T29">0100</text:span><text:span text:style-name="T6">0011</text:span> <text:span text:style-name="T70">0</text:span>111<text:span text:style-name="T31">111</text:span>1 1<text:span text:style-name="T37">00</text:span><text:span text:style-name="T39">0</text:span><text:span text:style-name="T44">1</text:span>11<text:span text:style-name="T1">1</text:span> <text:span text:style-name="T35">0</text:span><text:span text:style-name="T1">1</text:span>00<text:span text:style-name="T18">0001</text:span> 1<text:span text:style-name="T16">000</text:span><text:span text:style-name="T12">001</text:span>0 0<text:span text:style-name="T42">0</text:span><text:span text:style-name="T40">0</text:span>0<text:span text:style-name="T70">11</text:span>11 clean<text:line-break/>01000000 0100<text:span text:style-name="T61">1001</text:span> 11110000 0000<text:span text:style-name="T24">00</text:span>00 00000000 00000<text:span text:style-name="T56">0</text:span>00 00001111 10000000 <text:span text:style-name="T29">0100</text:span><text:span text:style-name="T6">1011</text:span> <text:span text:style-name="T70">0</text:span>111<text:span text:style-name="T31">111</text:span>1 1<text:span text:style-name="T37">00</text:span><text:span text:style-name="T39">0</text:span><text:span text:style-name="T44">1</text:span>11<text:span text:style-name="T1">0</text:span> <text:span text:style-name="T35">0</text:span><text:span text:style-name="T1">0</text:span>00<text:span text:style-name="T18">0001</text:span> 1<text:span text:style-name="T16">000</text:span><text:span text:style-name="T12">001</text:span>0 0<text:span text:style-name="T42">1</text:span><text:span text:style-name="T40">0</text:span>0<text:span text:style-name="T70">11</text:span>11 reset<text:line-break/>01000000 0100<text:span text:style-name="T61">0001</text:span> 11110000 0000<text:span text:style-name="T24">10</text:span>00 00000000 00000<text:span text:style-name="T56">0</text:span>00 00001111 10000000 <text:span text:style-name="T29">0100</text:span><text:span text:style-name="T6">0111</text:span> <text:span text:style-name="T70">0</text:span>111<text:span text:style-name="T31">111</text:span>1 1<text:span text:style-name="T37">00</text:span><text:span text:style-name="T39">0</text:span><text:span text:style-name="T44">1</text:span>11<text:span text:style-name="T1">0</text:span> <text:span text:style-name="T35">0</text:span><text:span text:style-name="T1">0</text:span>00<text:span text:style-name="T18">0001</text:span> 1<text:span text:style-name="T16">000</text:span><text:span text:style-name="T12">001</text:span>0 0<text:span text:style-name="T42">0</text:span><text:span text:style-name="T40">0</text:span>0<text:span text:style-name="T70">11</text:span>11 indirect<text:line-break/>01000000 0100<text:span text:style-name="T61">0001</text:span> 11110000 0000<text:span text:style-name="T24">01</text:span>00 00000000 00000<text:span text:style-name="T56">0</text:span>00 00001111 10000000 <text:span text:style-name="T29">0100</text:span><text:span text:style-name="T6">0111</text:span> <text:span text:style-name="T70">0</text:span>111<text:span text:style-name="T31">111</text:span>1 1<text:span text:style-name="T37">00</text:span><text:span text:style-name="T39">0</text:span><text:span text:style-name="T44">1</text:span>11<text:span text:style-name="T1">0</text:span> <text:span text:style-name="T35">0</text:span><text:span text:style-name="T1">0</text:span>00<text:span text:style-name="T18">0001</text:span> 1<text:span text:style-name="T16">000</text:span><text:span text:style-name="T12">001</text:span>0 0<text:span text:style-name="T42">0</text:span><text:span text:style-name="T40">0</text:span>0<text:span text:style-name="T70">11</text:span>11 direct</text:p>
      <text:p text:style-name="P17">01000000 0100<text:span text:style-name="T62">1110</text:span> 11110000 0000<text:span text:style-name="T24">10</text:span>00 00000000 00000<text:span text:style-name="T58">1</text:span>00 00001111 10000000 <text:span text:style-name="T29">0100</text:span><text:span text:style-name="T7">10</text:span><text:span text:style-name="T6">11</text:span> <text:span text:style-name="T70">0</text:span>111<text:span text:style-name="T31">111</text:span>1 1<text:span text:style-name="T37">00</text:span><text:span text:style-name="T39">0</text:span><text:span text:style-name="T44">1</text:span>11<text:span text:style-name="T1">0</text:span> <text:span text:style-name="T35">0</text:span><text:span text:style-name="T1">0</text:span>00<text:span text:style-name="T18">0001</text:span> 1<text:span text:style-name="T16">000</text:span><text:span text:style-name="T12">001</text:span>0 0<text:span text:style-name="T42">0</text:span><text:span text:style-name="T40">0</text:span>0<text:span text:style-name="T70">11</text:span>11 <text:span text:style-name="T5">Q+</text:span>indir</text:p>
      <text:p text:style-name="P17">01000000 0100<text:span text:style-name="T62">1110</text:span> 11110000 0000<text:span text:style-name="T25">01</text:span>00 00000000 00000<text:span text:style-name="T58">1</text:span>00 00001111 10000000 <text:span text:style-name="T29">0100</text:span><text:span text:style-name="T6">0111</text:span> <text:span text:style-name="T70">0</text:span>111<text:span text:style-name="T31">111</text:span>1 1<text:span text:style-name="T37">00</text:span><text:span text:style-name="T39">0</text:span><text:span text:style-name="T44">1</text:span>11<text:span text:style-name="T1">0</text:span> <text:span text:style-name="T35">0</text:span><text:span text:style-name="T1">0</text:span>00<text:span text:style-name="T18">0001</text:span> 1<text:span text:style-name="T16">000</text:span><text:span text:style-name="T12">001</text:span>0 0<text:span text:style-name="T42">0</text:span><text:span text:style-name="T40">0</text:span>0<text:span text:style-name="T70">11</text:span>11 <text:span text:style-name="T5">Q+</text:span><text:span text:style-name="T22">direct</text:span></text:p>
      <text:p text:style-name="P17">01000000 0100<text:span text:style-name="T64">0</text:span><text:span text:style-name="T65">0</text:span><text:span text:style-name="T64">01</text:span> 11110000 0000<text:span text:style-name="T26">10</text:span>00 00000000 00000<text:span text:style-name="T59">0</text:span>00 00001111 10000000 <text:span text:style-name="T29">0100</text:span><text:span text:style-name="T6">0111</text:span> <text:span text:style-name="T70">0</text:span>111<text:span text:style-name="T31">111</text:span>1 1<text:span text:style-name="T38">11</text:span><text:span text:style-name="T39">0</text:span><text:span text:style-name="T44">1</text:span>11<text:span text:style-name="T1">0</text:span> <text:span text:style-name="T35">0</text:span><text:span text:style-name="T1">0</text:span>00<text:span text:style-name="T18">0001</text:span> 1<text:span text:style-name="T16">000</text:span><text:span text:style-name="T12">001</text:span>0 0<text:span text:style-name="T42">0</text:span><text:span text:style-name="T40">0</text:span>0<text:span text:style-name="T70">11</text:span>11 <text:span text:style-name="T33">T</text:span><text:span text:style-name="T5">+</text:span><text:span text:style-name="T33">indir</text:span></text:p>
      <text:p text:style-name="P17">01000000 0100<text:span text:style-name="T63">0</text:span><text:span text:style-name="T62">0</text:span><text:span text:style-name="T63">01</text:span> 11110000 0000<text:span text:style-name="T25">01</text:span>00 00000000 00000<text:span text:style-name="T59">0</text:span>00 00001111 10000000 <text:span text:style-name="T29">0100</text:span><text:span text:style-name="T6">0111</text:span> <text:span text:style-name="T70">0</text:span>111<text:span text:style-name="T31">111</text:span>1 1<text:span text:style-name="T38">11</text:span><text:span text:style-name="T39">0</text:span><text:span text:style-name="T44">1</text:span>11<text:span text:style-name="T1">0</text:span> <text:span text:style-name="T35">0</text:span><text:span text:style-name="T1">0</text:span>00<text:span text:style-name="T18">0001</text:span> 1<text:span text:style-name="T16">000</text:span><text:span text:style-name="T12">001</text:span>0 0<text:span text:style-name="T42">0</text:span><text:span text:style-name="T40">0</text:span>0<text:span text:style-name="T70">11</text:span>11 <text:span text:style-name="T33">T</text:span><text:span text:style-name="T5">+</text:span><text:span text:style-name="T22">direct</text:span></text:p>
      <text:p text:style-name="P17">01000000 0100<text:span text:style-name="T61">1001</text:span> 11110000 0000<text:span text:style-name="T24">00</text:span>00 00000000 00000<text:span text:style-name="T56">0</text:span>00 00001111 10000000 <text:span text:style-name="T29">0100</text:span><text:span text:style-name="T6">0</text:span><text:span text:style-name="T8">10</text:span><text:span text:style-name="T6">1</text:span> <text:span text:style-name="T70">0</text:span>111<text:span text:style-name="T31">111</text:span>1 1<text:span text:style-name="T37">11</text:span><text:span text:style-name="T39">0</text:span><text:span text:style-name="T44">1</text:span>11<text:span text:style-name="T1">0</text:span> <text:span text:style-name="T36">1</text:span><text:span text:style-name="T1">0</text:span>00<text:span text:style-name="T18">0</text:span><text:span text:style-name="T20">1</text:span><text:span text:style-name="T18">01</text:span> 1<text:span text:style-name="T16">000</text:span><text:span text:style-name="T12">001</text:span>0 0<text:span text:style-name="T42">0</text:span><text:span text:style-name="T40">0</text:span>0<text:span text:style-name="T70">11</text:span>11 <text:span text:style-name="T33">T+cycle</text:span></text:p>
      <text:p text:style-name="P17">01000000 0100<text:span text:style-name="T61">1001</text:span> 11110000 0000<text:span text:style-name="T24">00</text:span>00 00000000 00000<text:span text:style-name="T56">0</text:span>00 00001111 10000000 <text:span text:style-name="T29">0100</text:span><text:span text:style-name="T9">1101</text:span> <text:span text:style-name="T70">0</text:span>111<text:span text:style-name="T31">111</text:span>1 1<text:span text:style-name="T37">11</text:span><text:span text:style-name="T39">0</text:span><text:span text:style-name="T44">1</text:span>11<text:span text:style-name="T1">0</text:span> <text:span text:style-name="T36">1</text:span><text:span text:style-name="T1">0</text:span>00<text:span text:style-name="T18">0</text:span><text:span text:style-name="T20">1</text:span><text:span text:style-name="T18">01</text:span> 1<text:span text:style-name="T16">000</text:span><text:span text:style-name="T12">001</text:span>0 0<text:span text:style-name="T43">1</text:span><text:span text:style-name="T41">0</text:span>0<text:span text:style-name="T70">11</text:span>11 <text:span text:style-name="T33">cycle</text:span><text:span text:style-name="T54">+R</text:span></text:p>
      <text:p text:style-name="P5"/>
      <text:p text:style-name="P1">CHK se mění při temp i option, <text:span text:style-name="T21">takže asi chechsum, </text:span><text:span text:style-name="T28">ale pro skupinu HDR1</text:span></text:p>
      <text:p text:style-name="P2">DI – direction 0 <text:span text:style-name="T27">není</text:span>, 1 direct, 2 indirect</text:p>
      <text:p text:style-name="P3">Y – cycle</text:p>
      <text:p text:style-name="P4">C – Clean</text:p>
      <text:p text:style-name="P6">L - /Ligtning pokud je lightning, je 0</text:p>
      <text:p text:style-name="P7">Q – Quiet</text:p>
      <text:p text:style-name="P8">B – Beep</text:p>
      <text:p text:style-name="P8">R – Reset</text:p>
      <text:p text:style-name="P15">P – Pokud je příkaz vypnutí, musí být 1, jinak je 0</text:p>
      <text:p text:style-name="P18">p – Pokud je příkaz vypnutí, musí být 0, jinak je 1</text:p>
      <text:p text:style-name="P9">TUO – Turbo 110 / Long 011</text:p>
      <text:p text:style-name="P9"/>
      <text:p text:style-name="P9"/>
      <text:p text:style-name="P9"><text:soft-page-break/></text:p>
      <text:p text:style-name="P9"/>
      <text:p text:style-name="P11">Vypnutí</text:p>
      <text:p text:style-name="P10">Block 1: Bits 56</text:p>
      <text:p text:style-name="P10">40 4D F0 00 00 00 <text:span text:style-name="T50">03</text:span> - D:1</text:p>
      <text:p text:style-name="P10">Block 2: Bits 56</text:p>
      <text:p text:style-name="P10">80 4B F0 00 00 00 00 - B:1</text:p>
      <text:p text:style-name="P10">Block 3: Bits 56</text:p>
      <text:p text:style-name="P10">80 40 FF 8E 01 82 <text:span text:style-name="T50">03</text:span> - 0:1</text:p>
      <text:p text:style-name="P10">Off</text:p>
      <text:p text:style-name="P10">Teplota: 24 °C</text:p>
      <text:p text:style-name="P10">Mód: Heat</text:p>
      <text:p text:style-name="P10">Ventilátor: Fan 1</text:p>
      <text:p text:style-name="P10">Zone 1</text:p>
      <text:p text:style-name="P10">Swing OFF</text:p>
      <text:p text:style-name="P10">Options</text:p>
      <text:p text:style-name="P10"/>
      <text:p text:style-name="P11">Zapnutí</text:p>
      <text:p text:style-name="P10">Block 1: Bits 56</text:p>
      <text:p text:style-name="P10">40 49 F0 00 00 00 0F - 9:1</text:p>
      <text:p text:style-name="P10">Block 2: Bits 56</text:p>
      <text:p text:style-name="P10">80 4B F0 00 00 00 00 - B:1</text:p>
      <text:p text:style-name="P10">Block 3: Bits 56</text:p>
      <text:p text:style-name="P10">80 47 7F 8E 01 82 0F - 7:1</text:p>
      <text:p text:style-name="P10">On</text:p>
      <text:p text:style-name="P10">Teplota: 24 °C</text:p>
      <text:p text:style-name="P10">Mód: Heat</text:p>
      <text:p text:style-name="P10">Ventilátor: Fan 1</text:p>
      <text:p text:style-name="P10">Zone 1</text:p>
      <text:p text:style-name="P10">Swing OFF</text:p>
      <text:p text:style-name="P10">Options <text:s text:c="2"/></text:p>
      <text:p text:style-name="P10"/>
      <text:p text:style-name="P12">MODE auto</text:p>
      <text:p text:style-name="P10">Block 1: Bits 56</text:p>
      <text:p text:style-name="P10">40 49 F0 00 00 00 0F - 9:1</text:p>
      <text:p text:style-name="P10">Block 2: Bits 56</text:p>
      <text:p text:style-name="P10">80 47 7F 8E 03 80 0F - 7:1</text:p>
      <text:p text:style-name="P10">On</text:p>
      <text:p text:style-name="P10"><text:soft-page-break/>Teplota: 28 °C</text:p>
      <text:p text:style-name="P10">Mód: Auto</text:p>
      <text:p text:style-name="P10">Ventilátor: Fan 1</text:p>
      <text:p text:style-name="P10">Zone 1</text:p>
      <text:p text:style-name="P10">Swing OFF</text:p>
      <text:p text:style-name="P10">Options </text:p>
      <text:p text:style-name="P10"/>
      <text:p text:style-name="P19">Vypnutí při AUTO:</text:p>
      <text:p text:style-name="P20">Block 1: Bits 56</text:p>
      <text:p text:style-name="P20">40 4D F0 00 00 00 03 - D:1</text:p>
      <text:p text:style-name="P20">Block 2: Bits 56</text:p>
      <text:p text:style-name="P20">80 4B F0 00 00 00 00 - B:1</text:p>
      <text:p text:style-name="P20">Block 3: Bits 56</text:p>
      <text:p text:style-name="P20">80 40 FF 8E 05 80 03 - 0:1</text:p>
      <text:p text:style-name="P20">Off</text:p>
      <text:p text:style-name="P20">Teplota: 26 °C</text:p>
      <text:p text:style-name="P20">Mód: Auto</text:p>
      <text:p text:style-name="P20">Ventilátor: Fan 1</text:p>
      <text:p text:style-name="P20">Zone 1</text:p>
      <text:p text:style-name="P20">Swing OFF</text:p>
      <text:p text:style-name="P20">Opt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2T16:43:13.240884827</meta:creation-date>
    <meta:print-date>2025-10-02T16:44:11.736449194</meta:print-date>
    <dc:date>2025-11-27T17:35:28.656744512</dc:date>
    <meta:editing-duration>PT3H12M32S</meta:editing-duration>
    <meta:editing-cycles>23</meta:editing-cycles>
    <meta:generator>LibreOffice/24.2.7.2$Linux_X86_64 LibreOffice_project/420$Build-2</meta:generator>
    <meta:document-statistic meta:table-count="0" meta:image-count="0" meta:object-count="0" meta:page-count="3" meta:paragraph-count="73" meta:word-count="529" meta:character-count="3332" meta:non-whitespace-character-count="2806"/>
  </office:meta>
</office:document-meta>
</file>